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 style:data-style-name="N119">
      <style:text-properties style:font-name="Times New Roman"/>
    </style:style>
    <style:style style:name="ce2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Action</text:p>
          </table:table-cell>
          <table:table-cell table:style-name="ce6" office:value-type="string">
            <text:p>No</text:p>
          </table:table-cell>
          <table:table-cell table:style-name="ce6" table:number-columns-repeated="3"/>
          <table:table-cell table:style-name="ce24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4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1" office:value-type="string">
            <text:p>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GetAngul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3" office:value-type="string">
            <text:p>BodyBase</text:p>
          </table:table-cell>
          <table:table-cell table:style-name="ce6" office:value-type="string">
            <text:p>No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Position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Material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3"/>
          <table:table-cell office:value-type="string">
            <text:p>bodybase.set_skin_width</text:p>
          </table:table-cell>
          <table:table-cell table:style-name="ce24" office:value-type="string">
            <text:p>No</text:p>
          </table:table-cell>
          <table:table-cell table:style-name="ce23" table:number-columns-repeated="24"/>
          <table:table-cell table:style-name="ce5" table:number-columns-repeated="4"/>
          <table:table-cell table:style-name="ce23" table:number-columns-repeated="989"/>
          <table:table-cell/>
        </table:table-row>
        <table:table-row table:style-name="ro2">
          <table:table-cell table:style-name="ce3" office:value-type="string">
            <text:p>---SetUSerData<text:span text:style-name="T1">()</text:span></text:p>
          </table:table-cell>
          <table:table-cell table:style-name="ce11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4" office:value-type="string">
            <text:p>No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2">
          <table:table-cell table:style-name="ce3" office:value-type="string">
            <text:p>Bo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4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4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2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apsul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4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5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undbody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2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Facto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6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yroscope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7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eedback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8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20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20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0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position</text:p>
          </table:table-cell>
          <table:table-cell/>
          <table:table-cell office:value-type="string">
            <text:p>revolute.get_positio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le</text:p>
          </table:table-cell>
          <table:table-cell/>
          <table:table-cell office:value-type="string">
            <text:p>revolute.get_angl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ular_velocity</text:p>
          </table:table-cell>
          <table:table-cell/>
          <table:table-cell office:value-type="string">
            <text:p>revolute.get_angular_velocity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apply_torque</text:p>
          </table:table-cell>
          <table:table-cell/>
          <table:table-cell office:value-type="string">
            <text:p>revolute.apply_torqu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Yes</text:p>
          </table:table-cell>
          <table:table-cell office:value-type="string">
            <text:p>revolute_link_apply_angular_velocity</text:p>
          </table:table-cell>
          <table:table-cell/>
          <table:table-cell office:value-type="string">
            <text:p>revolute.apply_angular_velocity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Yes</text:p>
          </table:table-cell>
          <table:table-cell office:value-type="string">
            <text:p>revolute_link_get_axis</text:p>
          </table:table-cell>
          <table:table-cell/>
          <table:table-cell office:value-type="string">
            <text:p>revolute.get_axi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ical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Decc</text:p>
          </table:table-cell>
          <table:table-cell table:style-name="ce22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apsul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Spher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82">
            <text:p>182</text:p>
          </table:table-cell>
          <table:table-cell table:number-columns-repeated="3"/>
          <table:table-cell table:formula="of:=COUNTIF([.F4:.F286];&quot;No&quot;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43">
            <text:p>43</text:p>
          </table:table-cell>
          <table:table-cell table:number-columns-repeated="3"/>
          <table:table-cell table:formula="of:=COUNTIF([.F4:.F286];&quot;Yes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29">
            <text:p>29</text:p>
          </table:table-cell>
          <table:table-cell table:number-columns-repeated="3"/>
          <table:table-cell table:formula="of:=COUNTIF([.F4:.F286];&quot;Wont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0">
            <text:p>10</text:p>
          </table:table-cell>
          <table:table-cell table:number-columns-repeated="3"/>
          <table:table-cell table:formula="of:=COUNTIF([.F4:.F286];&quot;Partial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8]-[.B290]" office:value-type="float" office:value="223">
            <text:p>223</text:p>
          </table:table-cell>
          <table:table-cell table:number-columns-repeated="3"/>
          <table:table-cell table:formula="of:=[.F288]-[.F290]" office:value-type="float" office:value="266">
            <text:p>266</text:p>
          </table:table-cell>
          <table:table-cell table:number-columns-repeated="1018"/>
        </table:table-row>
        <table:table-row table:style-name="ro1" table:number-rows-repeated="10482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16:Sheet1.B219 Sheet1.B241:Sheet1.B252 Sheet1.B254:Sheet1.B277 Sheet1.B203:Sheet1.B213 Sheet1.B106:Sheet1.B165 Sheet1.B168:Sheet1.B200 Sheet1.B50:Sheet1.B57 Sheet1.B59:Sheet1.B59 Sheet1.B33:Sheet1.B34 Sheet1.B279:Sheet1.B286 Sheet1.B37:Sheet1.B52 Sheet1.B61:Sheet1.B104 Sheet1.B5:Sheet1.B15 Sheet1.B19:Sheet1.B20 Sheet1.B22:Sheet1.B28 Sheet1.B221:Sheet1.B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6:Sheet1.B16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18:36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7-21T18:47:11</dc:date>
    <dc:creator>Michael </dc:creator>
    <meta:editing-duration>PT58M56S</meta:editing-duration>
    <meta:editing-cycles>20</meta:editing-cycles>
    <meta:generator>LibreOffice/4.0.2.2$Linux_X86_64 LibreOffice_project/400m0$Build-2</meta:generator>
    <meta:document-statistic meta:table-count="1" meta:cell-count="924" meta:object-count="0"/>
  </office:meta>
</office:document-meta>
</file>